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b5f2" officeooo:paragraph-rsid="0009b5f2" style:font-size-asian="15pt" style:font-size-complex="15pt"/>
    </style:style>
    <style:style style:name="P2" style:family="paragraph" style:parent-style-name="Standard">
      <style:text-properties fo:font-size="15pt" officeooo:rsid="000ac330" officeooo:paragraph-rsid="000ac330" style:font-size-asian="15pt" style:font-size-complex="15pt"/>
    </style:style>
    <style:style style:name="P3" style:family="paragraph" style:parent-style-name="Standard">
      <style:text-properties fo:font-size="18pt" officeooo:rsid="0009b5f2" officeooo:paragraph-rsid="0009b5f2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9b5f2" officeooo:paragraph-rsid="0009b5f2" style:font-size-asian="18pt" style:font-size-complex="18pt"/>
    </style:style>
    <style:style style:name="P5" style:family="paragraph" style:parent-style-name="Standard">
      <style:text-properties fo:font-size="15pt" officeooo:rsid="000ac330" officeooo:paragraph-rsid="000ac330" style:font-size-asian="15pt" style:font-size-complex="15pt"/>
    </style:style>
    <style:style style:name="P6" style:family="paragraph" style:parent-style-name="Standard">
      <style:text-properties fo:font-size="15pt" officeooo:rsid="000de9df" officeooo:paragraph-rsid="000de9df" style:font-size-asian="15pt" style:font-size-complex="15pt"/>
    </style:style>
    <style:style style:name="T1" style:family="text">
      <style:text-properties officeooo:rsid="000fcc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netrend kezelo program</text:p>
      <text:p text:style-name="P3"/>
      <text:p text:style-name="P3"/>
      <text:p text:style-name="P1">A program vasuti menetrend abrazolasara alkalmas. Ezalatt ertheto az, hogy kepes megkulonboztetni vonatfajtak. Kepes megkulonboztetni vasutallomasokat es utvonalakat amelyek rendelkeznek kezdo es vegallomassal. Tarolja ezenkuvul az indulasi es erkezesi idopontot is.</text:p>
      <text:p text:style-name="P1">Az egyes jaratokra jegy vasarolhato, ennek ara fugg a vonat típusatol es az ut hosszatol.</text:p>
      <text:p text:style-name="P1">A jaratok egyseges listaban tarolodnak, amelyben kereshetunk kezdo, es vegallomas szerint is.</text:p>
      <text:p text:style-name="P1">A jaratok azonositasara egy alfanumerikus kod szolgal, ezalapjan is listazhatunk egy adott jaratot.</text:p>
      <text:p text:style-name="P1"/>
      <text:p text:style-name="P2">A programhoz tartozik egy tesztprogram is, amely ellenorzi a helyes mukodeset a program moduloknak. Ezenkuvul a tesztprogram roviden be is mutatja a program hasznalatat. Igy segitseget is nyujthat annak hasznalatahoz. A tesztprogram peldat ad minden elvegezheto elemi muveletre.</text:p>
      <text:p text:style-name="P2"/>
      <text:p text:style-name="P2">A program bovitheto interaktiv felulettel. Ebben konnyu a navigalas, vonatok keresese, jegy vasarlasa.</text:p>
      <text:p text:style-name="P2"/>
      <text:p text:style-name="P6"><text:span text:style-name="T1">Keszitette: </text:span>Bordák Tamás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i </meta:initial-creator>
    <meta:creation-date>2016-04-04T12:34:02.007705902</meta:creation-date>
    <dc:date>2016-04-17T23:48:04.673409275</dc:date>
    <dc:creator>tomi </dc:creator>
    <meta:editing-duration>PT1M27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1" meta:paragraph-count="8" meta:word-count="128" meta:character-count="976" meta:non-whitespace-character-count="855"/>
  </office:meta>
</office:document-meta>
</file>